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style:tab-stops>
          <style:tab-stop style:type="left" style:position="3.8395in"/>
        </style:tab-stops>
      </style:paragraph-properties>
    </style:style>
  </office:automatic-styles>
  <office:body>
    <office:text text:use-soft-page-breaks="true">
      <text:p text:style-name="P1">makna proklamasi kemerdekaan bagi Bangsa Indonesia :</text:p>
      <text:p text:style-name="Normal">a. Proklamasi Kemerdekaan Indonesia merupakan wujud dari akhir perjuangan kemerdekaan Indonesia. Kemerdekaan telah dicapai dan merupakan akhir dari sejarah perjuangan Bangsa Indonesia dalam melawan penjajah.</text:p>
      <text:p text:style-name="Normal">b. Proklamasi Kemerdekaan berarti Bangsa Indonesia telah mendapatkan kebebasan. Indonesia telah bebas dari segala macam penindasan dan penjajahan bangsa lainnya. Indonesia akhirnya menjadi bangsa yang merdeka dan berdaulat yang dapat menentukan nasibnya sendiri, menjadi negara yang merdeka, bersatu, berdaulat adil dan makmur.</text:p>
      <text:p text:style-name="Normal">c. Proklamasi kemerdekaan juga menandakan sebuah revolusi, yaitu perubahan mendasar dan cepat dengan pemindahan kekuasaan dari negata jajahan ke negara yang merdeka dan berdaulat. Setelah itu, dibentuk badan-badan dan kelengkapan negara lainnya.</text:p>
      <text:p text:style-name="Normal">d. Proklamasi kemerdekaan merupakan berkah Tuhan Yang Maha Kuasa dan hasil perjuangan bangsa. Dengan demikian, kemerdekaan Indonesia bukanlah hadiah atau pemberian dari Jepang. Kemerdekaan diperoleh dengan perjuangan yang tidak mudah.</text:p>
      <text:p text:style-name="P2">e. Proklamasi kemerdekaan merupakan jembatan emas menuju cita-cita bangsa atau pintu gerbang bagi Bangsa Indonesia untuk menjadi masyarakat yang adil dan makmur. Kemerdekaan ini adalah saat yang sangat penting dan harus dilalui untuk kemudian berjuang pada fase atau saat berikutnya.</text:p>
      <text:p text:style-name="Normal">f. Proklamasi kemerdekaan juga menjadi sumber tertib hukum nasional yang memiliki makna berakhirnya hukum kolonial dan digantikan dengan tata hukum nasional.</text:p>
      <text:p text:style-name="Normal">g. Memberikan kewenangan kepada seluruh bangsa Indonesia untuk dapat menjaga dan mempertahankan kedaulatan negara.</text:p>
      <text:p text:style-name="Normal">h. Merupakan alat hukum internasional bangsa Indonesia dalam melakukan hubungan dan kerja sama secara internasiona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11.693in" fo:page-height="8.268in" style:print-orientation="landscape" fo:margin-top="0.1972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na Arumi</meta:initial-creator>
    <dc:creator>Luna Arumi</dc:creator>
    <meta:creation-date>2024-01-11T14:19:00Z</meta:creation-date>
    <dc:date>2024-01-19T06:26:00Z</dc:date>
    <meta:template xlink:href="Normal" xlink:type="simple"/>
    <meta:editing-cycles>2</meta:editing-cycles>
    <meta:editing-duration>PT63240S</meta:editing-duration>
    <meta:document-statistic meta:page-count="1" meta:paragraph-count="3" meta:word-count="260" meta:character-count="1741" meta:row-count="12" meta:non-whitespace-character-count="1484"/>
  </office:meta>
</office:document-meta>
</file>